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</text:p>
      <text:p text:style-name="Standard"/>
      <text:p text:style-name="Standard">9<text:span text:style-name="T1">th</text:span> December 2013</text:p>
      <text:p text:style-name="Standard">2 - 5pm</text:p>
      <text:p text:style-name="Standard"/>
      <text:p text:style-name="Standard">Attended: Louis, Sion, Andy, Declan</text:p>
      <text:p text:style-name="Standard"/>
      <text:p text:style-name="Standard">Screens still need to be finished. </text:p>
      <text:p text:style-name="Standard"/>
      <text:p text:style-name="Standard">HOURS SPENT (So Far):</text:p>
      <text:p text:style-name="Standard"/>
      <text:p text:style-name="Standard">Louis: 2</text:p>
      <text:p text:style-name="Standard">Andy: 3</text:p>
      <text:p text:style-name="Standard">Declan: 3</text:p>
      <text:p text:style-name="Standard">Sion: 4</text:p>
      <text:p text:style-name="Standard"/>
      <text:p text:style-name="Standard"/>
      <text:p text:style-name="Standard">ACTIONS - </text:p>
      <text:p text:style-name="Standard"/>
      <text:p text:style-name="Standard">Action (ALL): Finish your screen and send to Louis (or Declan if <text:s/>for compiling into a single prototype. </text:p>
      <text:p text:style-name="Standard">Action (ALL): Go to Orchard instead of Group meeting tomorrow to spend the hour continuing the prototype. </text:p>
      <text:p text:style-name="Standard"/>
      <text:p text:style-name="Standard"/>
      <text:p text:style-name="Standard"/>
      <text:p text:style-name="Standard">Minutes taken by dpb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2-05T15:01:53.02</meta:creation-date>
    <meta:generator>OpenOffice/4.0.0$Win32 OpenOffice.org_project/400m3$Build-9702</meta:generator>
    <dc:date>2013-12-09T17:23:37.66</dc:date>
    <dc:creator>Declan </dc:creator>
    <meta:editing-duration>PT8H43M28S</meta:editing-duration>
    <meta:editing-cycles>5</meta:editing-cycles>
    <meta:document-statistic meta:table-count="0" meta:image-count="0" meta:object-count="0" meta:page-count="1" meta:paragraph-count="14" meta:word-count="71" meta:character-count="396"/>
  </office:meta>
</office:document-meta>
</file>